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Circle"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82cm"/>
    </style:style>
    <style:style style:name="gr3" style:family="graphic" style:parent-style-name="Thead_20_text">
      <style:graphic-properties draw:auto-grow-width="false" fo:min-height="0.846cm" fo:min-width="4.02cm"/>
    </style:style>
    <style:style style:name="gr4" style:family="graphic" style:parent-style-name="measure" style:list-style-name="L1">
      <style:graphic-properties draw:textarea-horizontal-align="center" draw:textarea-vertical-align="middle" draw:line-distance="0.483cm" draw:measure-vertical-align="below"/>
    </style:style>
    <style:style style:name="gr5" style:family="graphic" style:parent-style-name="objectwithoutfill">
      <style:graphic-properties draw:stroke="dash" draw:stroke-dash="Ultrafine_20_2_20_Dots_20_3_20_Dashes" draw:marker-end="Arrow" draw:fill="none" draw:textarea-horizontal-align="center" draw:textarea-vertical-align="middle"/>
    </style:style>
    <style:style style:name="gr6" style:family="graphic" style:parent-style-name="standard">
      <style:graphic-properties svg:stroke-width="0.102cm" svg:stroke-color="#ff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ync_20_text">
      <style:graphic-properties draw:auto-grow-width="false" fo:min-width="3.313cm"/>
    </style:style>
    <style:style style:name="gr8" style:family="graphic" style:parent-style-name="standard">
      <style:graphic-properties draw:stroke="dash" draw:stroke-dash="Fine_20_Dashed_20__28_var_29_" svg:stroke-color="#0000ff" draw:textarea-horizontal-align="center" draw:textarea-vertical-align="middle"/>
    </style:style>
    <style:style style:name="gr9" style:family="graphic" style:parent-style-name="Phase_20_text">
      <style:graphic-properties draw:auto-grow-width="false" fo:min-width="4.3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252cm" svg:y1="2.176cm" svg:x2="8.254cm" svg:y2="19.79cm">
          <text:p/>
        </draw:line>
        <draw:line draw:style-name="gr1" draw:text-style-name="P1" draw:layer="layout" svg:x1="12.059cm" svg:y1="4.209cm" svg:x2="12.059cm" svg:y2="18.663cm">
          <text:p/>
        </draw:line>
        <draw:line draw:style-name="gr1" draw:text-style-name="P1" draw:layer="layout" svg:x1="16.229cm" svg:y1="5.97cm" svg:x2="16.229cm" svg:y2="17.39cm">
          <text:p/>
        </draw:line>
        <draw:line draw:style-name="gr1" draw:text-style-name="P1" draw:layer="layout" svg:x1="17.87cm" svg:y1="5.97cm" svg:x2="17.87cm" svg:y2="17.39cm">
          <text:p/>
        </draw:line>
        <draw:line draw:style-name="gr1" draw:text-style-name="P1" draw:layer="layout" svg:x1="21.928cm" svg:y1="5.97cm" svg:x2="21.928cm" svg:y2="17.39cm">
          <text:p/>
        </draw:line>
        <draw:frame draw:style-name="gr2" draw:text-style-name="P2" draw:layer="layout" svg:width="2.157cm" svg:height="1.119cm" svg:x="18.811cm" svg:y="7.276cm">
          <draw:text-box>
            <text:p text:style-name="P2"><text:span text:style-name="T1">…</text:span><text:span text:style-name="T1">.</text:span></text:p>
          </draw:text-box>
        </draw:frame>
        <draw:line draw:style-name="Arrow" draw:layer="layout" svg:x1="21.956cm" svg:y1="6.9cm" svg:x2="12.321cm" svg:y2="6.9cm">
          <text:p/>
        </draw:line>
        <draw:line draw:style-name="Arrow" draw:layer="layout" svg:x1="12.032cm" svg:y1="7.677cm" svg:x2="8.513cm" svg:y2="7.677cm">
          <text:p/>
        </draw:line>
        <draw:frame draw:style-name="Thead_20_text" draw:layer="layout" svg:width="3.338cm" svg:height="0.712cm" draw:transform="rotate (1.5707963267946) translate (7.335cm 5.984cm)">
          <draw:text-box>
            <text:p>Main thread</text:p>
          </draw:text-box>
        </draw:frame>
        <draw:frame draw:style-name="gr3" draw:layer="layout" svg:width="7.038cm" svg:height="0.846cm" draw:transform="rotate (1.5707963267946) translate (11.141cm 9.076cm)">
          <draw:text-box>
            <text:p>Queue manager thread</text:p>
          </draw:text-box>
        </draw:frame>
        <draw:measure draw:style-name="gr4" draw:text-style-name="P3" draw:layer="measurelines" svg:x1="16.195cm" svg:y1="5.696cm" svg:x2="21.927cm" svg:y2="5.696cm">
          <text:p text:style-name="P3"><text:span text:style-name="T2">N calc threads</text:span></text:p>
        </draw:measure>
        <draw:polyline draw:style-name="gr5" draw:text-style-name="P1" draw:layer="layout" svg:width="7.03cm" svg:height="0.803cm" svg:x="12.054cm" svg:y="4.382cm" svg:viewBox="0 0 7031 804" draw:points="0,0 7031,0 7031,804">
          <text:p/>
        </draw:polyline>
        <draw:polyline draw:style-name="gr5" draw:text-style-name="P1" draw:layer="layout" svg:width="3.82cm" svg:height="1.91cm" svg:x="8.233cm" svg:y="2.324cm" svg:viewBox="0 0 3821 1911" draw:points="0,0 3821,0 3821,1911">
          <text:p/>
        </draw:polyline>
        <draw:custom-shape draw:style-name="gr6" draw:text-style-name="P1" draw:layer="layout" svg:width="0.402cm" svg:height="0.402cm" svg:x="8.054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02cm" svg:height="0.402cm" svg:x="11.868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ync_20_text" draw:layer="layout" svg:width="2.471cm" svg:height="0.962cm" svg:x="8.988cm" svg:y="1.431cm">
          <draw:text-box>
            <text:p>Create</text:p>
          </draw:text-box>
        </draw:frame>
        <draw:frame draw:style-name="Sync_20_text" draw:layer="layout" svg:width="2.471cm" svg:height="0.962cm" svg:x="14.472cm" svg:y="3.455cm">
          <draw:text-box>
            <text:p>Create</text:p>
          </draw:text-box>
        </draw:frame>
        <draw:frame draw:style-name="Sync_20_text" draw:layer="layout" svg:width="2.399cm" svg:height="0.962cm" svg:x="8.721cm" svg:y="6.719cm">
          <draw:text-box>
            <text:p>Ready</text:p>
          </draw:text-box>
        </draw:frame>
        <draw:frame draw:style-name="Sync_20_text" draw:layer="layout" svg:width="2.399cm" svg:height="0.962cm" svg:x="13.293cm" svg:y="5.991cm">
          <draw:text-box>
            <text:p>Ready</text:p>
          </draw:text-box>
        </draw:frame>
        <draw:line draw:style-name="Arrow" draw:layer="layout" svg:x1="8.382cm" svg:y1="9.921cm" svg:x2="11.954cm" svg:y2="9.921cm">
          <text:p/>
        </draw:line>
        <draw:line draw:style-name="Arrow" draw:layer="layout" svg:x1="8.382cm" svg:y1="10.598cm" svg:x2="11.954cm" svg:y2="10.598cm">
          <text:p/>
        </draw:line>
        <draw:line draw:style-name="Arrow" draw:layer="layout" svg:x1="8.382cm" svg:y1="11.275cm" svg:x2="11.954cm" svg:y2="11.275cm">
          <text:p/>
        </draw:line>
        <draw:line draw:style-name="Arrow" draw:layer="layout" svg:x1="8.382cm" svg:y1="11.951cm" svg:x2="11.954cm" svg:y2="11.951cm">
          <text:p/>
        </draw:line>
        <draw:line draw:style-name="Arrow" draw:layer="layout" svg:x1="8.382cm" svg:y1="12.628cm" svg:x2="11.954cm" svg:y2="12.628cm">
          <text:p/>
        </draw:line>
        <draw:frame draw:style-name="Sync_20_text" draw:layer="layout" svg:width="4.549cm" svg:height="0.962cm" svg:x="8.188cm" svg:y="8.8cm">
          <draw:text-box>
            <text:p>Add to queue</text:p>
          </draw:text-box>
        </draw:frame>
        <draw:line draw:style-name="Arrow" draw:layer="layout" svg:x1="12.395cm" svg:y1="9.939cm" svg:x2="15.967cm" svg:y2="9.939cm">
          <text:p/>
        </draw:line>
        <draw:line draw:style-name="Arrow" draw:layer="layout" svg:x1="12.395cm" svg:y1="10.616cm" svg:x2="17.796cm" svg:y2="10.616cm">
          <text:p/>
        </draw:line>
        <draw:line draw:style-name="Arrow" draw:layer="layout" svg:x1="12.395cm" svg:y1="11.293cm" svg:x2="21.765cm" svg:y2="11.293cm">
          <text:p/>
        </draw:line>
        <draw:line draw:style-name="Arrow" draw:layer="layout" svg:x1="12.395cm" svg:y1="11.969cm" svg:x2="16.054cm" svg:y2="11.969cm">
          <text:p/>
        </draw:line>
        <draw:line draw:style-name="Arrow" draw:layer="layout" svg:x1="12.395cm" svg:y1="12.646cm" svg:x2="17.752cm" svg:y2="12.646cm">
          <text:p/>
        </draw:line>
        <draw:frame draw:style-name="gr7" draw:layer="layout" svg:width="7.766cm" svg:height="0.962cm" svg:x="13.321cm" svg:y="8.782cm">
          <draw:text-box>
            <text:p>Assign to idle threads</text:p>
          </draw:text-box>
        </draw:frame>
        <draw:line draw:style-name="Arrow" draw:layer="layout" svg:x1="8.383cm" svg:y1="14.542cm" svg:x2="11.955cm" svg:y2="14.542cm">
          <text:p/>
        </draw:line>
        <draw:frame draw:style-name="Sync_20_text" draw:layer="layout" svg:width="3.487cm" svg:height="0.962cm" svg:x="8.157cm" svg:y="13.61cm">
          <draw:text-box>
            <text:p>Terminate</text:p>
          </draw:text-box>
        </draw:frame>
        <draw:line draw:style-name="Arrow" draw:layer="layout" svg:x1="12.395cm" svg:y1="14.542cm" svg:x2="15.967cm" svg:y2="14.542cm">
          <text:p/>
        </draw:line>
        <draw:line draw:style-name="Arrow" draw:layer="layout" svg:x1="12.394cm" svg:y1="14.59cm" svg:x2="17.796cm" svg:y2="15.097cm">
          <text:p/>
        </draw:line>
        <draw:line draw:style-name="Arrow" draw:layer="layout" svg:x1="12.416cm" svg:y1="14.634cm" svg:x2="21.809cm" svg:y2="16.111cm">
          <text:p/>
        </draw:line>
        <draw:frame draw:style-name="Sync_20_text" draw:layer="layout" svg:width="3.487cm" svg:height="0.962cm" svg:x="15.362cm" svg:y="13.54cm">
          <draw:text-box>
            <text:p>Terminate</text:p>
          </draw:text-box>
        </draw:frame>
        <draw:line draw:style-name="Arrow" draw:layer="layout" svg:x1="21.96cm" svg:y1="17.381cm" svg:x2="12.325cm" svg:y2="17.381cm">
          <text:p/>
        </draw:line>
        <draw:custom-shape draw:style-name="gr6" draw:text-style-name="P1" draw:layer="layout" svg:width="0.402cm" svg:height="0.402cm" svg:x="11.872cm" svg:y="17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ync_20_text" draw:layer="layout" svg:width="1.81cm" svg:height="0.962cm" svg:x="13.41cm" svg:y="16.461cm">
          <draw:text-box>
            <text:p>Join</text:p>
          </draw:text-box>
        </draw:frame>
        <draw:line draw:style-name="Arrow" draw:layer="layout" svg:x1="12.086cm" svg:y1="18.693cm" svg:x2="8.474cm" svg:y2="18.693cm">
          <text:p/>
        </draw:line>
        <draw:custom-shape draw:style-name="gr6" draw:text-style-name="P1" draw:layer="layout" svg:width="0.402cm" svg:height="0.402cm" svg:x="8.021cm" svg:y="18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ync_20_text" draw:layer="layout" svg:width="1.81cm" svg:height="0.962cm" svg:x="9.322cm" svg:y="17.815cm">
          <draw:text-box>
            <text:p>Join</text:p>
          </draw:text-box>
        </draw:frame>
        <draw:line draw:style-name="gr8" draw:text-style-name="P1" draw:layer="Phase" svg:x1="3.466cm" svg:y1="8.553cm" svg:x2="23.971cm" svg:y2="8.553cm">
          <text:p/>
        </draw:line>
        <draw:line draw:style-name="gr8" draw:text-style-name="P1" draw:layer="Phase" svg:x1="3.466cm" svg:y1="13.421cm" svg:x2="23.971cm" svg:y2="13.421cm">
          <text:p/>
        </draw:line>
        <draw:line draw:style-name="gr8" draw:text-style-name="P1" draw:layer="Phase" svg:x1="3.466cm" svg:y1="1.441cm" svg:x2="23.971cm" svg:y2="1.441cm">
          <text:p/>
        </draw:line>
        <draw:line draw:style-name="gr8" draw:text-style-name="P1" draw:layer="Phase" svg:x1="3.466cm" svg:y1="20.003cm" svg:x2="23.971cm" svg:y2="20.003cm">
          <text:p/>
        </draw:line>
        <draw:frame draw:style-name="Phase_20_text" draw:layer="Phase" svg:width="4.803cm" svg:height="1.026cm" draw:transform="rotate (1.5707963267946) translate (3.612cm 7.245cm)">
          <draw:text-box>
            <text:p>Initialization</text:p>
          </draw:text-box>
        </draw:frame>
        <draw:frame draw:style-name="gr9" draw:layer="Phase" svg:width="4.789cm" svg:height="1.026cm" draw:transform="rotate (1.5707963267946) translate (3.612cm 13.232cm)">
          <draw:text-box>
            <text:p>Calculation</text:p>
          </draw:text-box>
        </draw:frame>
        <draw:frame draw:style-name="Phase_20_text" draw:layer="Phase" svg:width="4.76cm" svg:height="1.026cm" draw:transform="rotate (1.5707963267946) translate (3.612cm 19.105cm)">
          <draw:text-box>
            <text:p>Termin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ync_20_text" style:display-name="Sync text" style:family="graphic" style:parent-style-name="standard">
      <style:graphic-properties draw:stroke="none" draw:stroke-dash="Dash_20_2" svg:stroke-color="#000000" draw:fill="none" draw:fill-color="#ffffff" draw:fill-gradient-name="Gradient_20_7" draw:fill-hatch-name="Hatch_20_1" draw:fill-image-name="Bitmape_20_1" draw:fill-image-width="0cm" draw:fill-image-height="0cm" draw:textarea-horizontal-align="left" draw:auto-grow-height="true" draw:auto-grow-width="true" fo:min-height="0.356cm" fo:min-width="0cm" draw:shadow-offset-x="0.305cm" draw:shadow-offset-y="0.305cm"/>
      <style:paragraph-properties fo:text-align="center"/>
      <style:text-properties fo:color="#ff0000" fo:font-size="18pt" fo:font-weight="bold" style:font-size-asian="12pt" style:font-weight-asian="bold" style:font-size-complex="12pt" style:font-weight-complex="bold"/>
    </style:style>
    <style:style style:name="Thead_20_text" style:display-name="Thead text" style:family="graphic" style:parent-style-name="standard">
      <style:graphic-properties draw:stroke="none" draw:stroke-dash="Dash_20_2" svg:stroke-color="#000000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cm" fo:padding-bottom="0cm" fo:padding-left="0cm" fo:padding-right="0cm"/>
      <style:text-properties fo:font-size="18pt"/>
    </style:style>
    <style:style style:name="Arrow" style:family="graphic" style:parent-style-name="standard">
      <style:graphic-properties draw:stroke="dash" draw:stroke-dash="Ultrafine_20_2_20_Dots_20_3_20_Dashes" draw:marker-end="Arrow" draw:fill-gradient-name="Gradient_20_7" draw:fill-hatch-name="Hatch_20_1" draw:fill-image-name="Bitmape_20_1" draw:textarea-horizontal-align="center" draw:textarea-vertical-align="middle"/>
      <style:paragraph-properties fo:text-align="center"/>
    </style:style>
    <style:style style:name="Phase_20_text" style:display-name="Phase text" style:family="graphic" style:parent-style-name="standard">
      <style:graphic-properties draw:stroke="none" draw:stroke-dash="Dash_20_2" svg:stroke-color="#000000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cm" fo:padding-bottom="0cm" fo:padding-left="0cm" fo:padding-right="0cm"/>
      <style:paragraph-properties fo:text-align="center"/>
      <style:text-properties fo:color="#0000ff" fo:font-size="26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h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ohei Yoshida</meta:initial-creator>
    <meta:creation-date>2010-06-21T15:01:52</meta:creation-date>
    <meta:generator>OpenOffice.org/3.2$Linux OpenOffice.org_project/320m19$Build-9505</meta:generator>
    <dc:date>2010-06-21T17:20:54</dc:date>
    <dc:creator>Kohei Yoshida</dc:creator>
    <meta:editing-duration>PT02H19M03S</meta:editing-duration>
    <meta:editing-cycles>78</meta:editing-cycles>
    <meta:document-statistic meta:object-count="50"/>
  </office:meta>
</office:document-meta>
</file>